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063in" table:align="margins"/>
    </style:style>
    <style:style style:name="Table1.A" style:family="table-column">
      <style:table-column-properties style:column-width="1.0646in" style:rel-column-width="11815*"/>
    </style:style>
    <style:style style:name="Table1.B" style:family="table-column">
      <style:table-column-properties style:column-width="4.8417in" style:rel-column-width="53720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ubtitle" style:master-page-name="First_20_Page_20_Scientific">
      <style:paragraph-properties style:page-number="auto"/>
      <style:text-properties officeooo:paragraph-rsid="000b5ef8"/>
    </style:style>
    <style:style style:name="P2" style:family="paragraph" style:parent-style-name="Contents_20_Heading" style:master-page-name="Index_20_Scientific">
      <style:paragraph-properties style:page-number="1"/>
    </style:style>
    <style:style style:name="P3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5.7091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5.5118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5.3154in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5.1181in" style:type="right" style:leader-style="dotted" style:leader-text="."/>
        </style:tab-stops>
      </style:paragraph-properties>
    </style:style>
    <style:style style:name="P8" style:family="paragraph" style:parent-style-name="Figure_20_Index_20_Heading">
      <style:paragraph-properties fo:break-before="page"/>
    </style:style>
    <style:style style:name="P9" style:family="paragraph" style:parent-style-name="Table_20_index_20_heading">
      <style:paragraph-properties fo:break-before="page"/>
      <style:text-properties officeooo:rsid="000bb952" officeooo:paragraph-rsid="000bb952"/>
    </style:style>
    <style:style style:name="P10" style:family="paragraph" style:parent-style-name="Table_20_index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1" style:family="paragraph" style:parent-style-name="Acronym_20_Table_20_Heading">
      <style:paragraph-properties fo:break-before="page"/>
      <style:text-properties officeooo:rsid="000bb952" officeooo:paragraph-rsid="000bb952"/>
    </style:style>
    <style:style style:name="P12" style:family="paragraph" style:parent-style-name="Table_20_Contents">
      <style:text-properties fo:font-size="11pt" style:font-size-asian="9.60000038146973pt" style:font-size-complex="11pt"/>
    </style:style>
    <style:style style:name="P13" style:family="paragraph" style:parent-style-name="Text_20_body">
      <style:text-properties officeooo:paragraph-rsid="000bb952"/>
    </style:style>
    <style:style style:name="P14" style:family="paragraph" style:parent-style-name="Heading_20_1" style:master-page-name="Standard">
      <style:paragraph-properties style:page-number="auto"/>
      <style:text-properties officeooo:rsid="000e299a" officeooo:paragraph-rsid="000e299a"/>
    </style:style>
    <style:style style:name="P15" style:family="paragraph" style:parent-style-name="Text_20_body">
      <style:text-properties officeooo:rsid="001a0d8a" officeooo:paragraph-rsid="001a0d8a"/>
    </style:style>
    <style:style style:name="P16" style:family="paragraph" style:parent-style-name="Heading_20_1">
      <style:paragraph-properties fo:break-before="page"/>
      <style:text-properties officeooo:rsid="000fce4e" officeooo:paragraph-rsid="000fce4e"/>
    </style:style>
    <style:style style:name="P17" style:family="paragraph" style:parent-style-name="Heading_20_2">
      <style:text-properties officeooo:rsid="000fce4e" officeooo:paragraph-rsid="000fce4e"/>
    </style:style>
    <style:style style:name="P18" style:family="paragraph" style:parent-style-name="Heading_20_4">
      <style:text-properties officeooo:rsid="000fce4e" officeooo:paragraph-rsid="000fce4e"/>
    </style:style>
    <style:style style:name="P19" style:family="paragraph" style:parent-style-name="Appendix" style:master-page-name="Appendix_20_Scientific">
      <style:paragraph-properties fo:text-align="start" style:justify-single-word="false" style:page-number="auto"/>
    </style:style>
    <style:style style:name="P20" style:family="paragraph" style:parent-style-name="Text_20_body">
      <style:text-properties officeooo:rsid="0010b59e" officeooo:paragraph-rsid="0010b59e"/>
    </style:style>
    <style:style style:name="P21" style:family="paragraph" style:parent-style-name="Source_20_Index">
      <style:paragraph-properties fo:break-before="page"/>
    </style:style>
    <style:style style:name="P22" style:family="paragraph" style:parent-style-name="Text_20_body">
      <style:text-properties officeooo:rsid="0013f0c4" officeooo:paragraph-rsid="0013f0c4"/>
    </style:style>
    <style:style style:name="T1" style:family="text">
      <style:text-properties officeooo:rsid="0006232f"/>
    </style:style>
    <style:style style:name="T2" style:family="text">
      <style:text-properties fo:font-weight="bold" officeooo:rsid="0006232f" style:font-weight-asian="bold" style:font-weight-complex="bold"/>
    </style:style>
    <style:style style:name="T3" style:family="text">
      <style:text-properties fo:font-weight="normal" officeooo:rsid="0006232f" style:font-weight-asian="normal" style:font-weight-complex="normal"/>
    </style:style>
    <style:style style:name="T4" style:family="text">
      <style:text-properties fo:font-weight="bold" officeooo:rsid="001a0d8a" style:font-weight-asian="bold" style:font-weight-complex="bold"/>
    </style:style>
    <style:style style:name="T5" style:family="text">
      <style:text-properties fo:font-size="14pt" fo:font-weight="bold" officeooo:rsid="0006232f" style:font-size-asian="12.25pt" style:font-weight-asian="bold" style:font-size-complex="14pt" style:font-weight-complex="bold"/>
    </style:style>
    <style:style style:name="T6" style:family="text">
      <style:text-properties fo:font-size="14pt" fo:font-weight="normal" officeooo:rsid="0006232f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a0d8a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6232f" fo:background-color="#ffff00" loext:char-shading-value="0" style:font-size-asian="12.25pt" style:font-weight-asian="normal" style:font-size-complex="14pt" style:font-weight-complex="normal"/>
    </style:style>
    <style:style style:name="T9" style:family="text">
      <style:text-properties officeooo:rsid="000fce4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ildung"/>
        <text:sequence-decl text:display-outline-level="0" text:name="Grafik"/>
        <text:sequence-decl text:display-outline-level="0" text:name="Zeichnung"/>
        <text:sequence-decl text:display-outline-level="0" text:name="Tabelle"/>
        <text:sequence-decl text:display-outline-level="0" text:name="Anhang"/>
      </text:sequence-decls>
      <text:p text:style-name="P1"><text:span text:style-name="T1">Fachhochschule der Wirtschaft<text:line-break/></text:span>- <text:span text:style-name="T1">FHDW -<text:line-break/>Paderborn<text:line-break/><text:line-break/><text:line-break/></text:span><text:span text:style-name="T2">Studienarbeit<text:line-break/><text:line-break/><text:line-break/></text:span><text:span text:style-name="T3">Thema:<text:line-break/></text:span><text:span text:style-name="T4">DataLab: Scraping &amp; Analyse von Gebrauchtwagendaten</text:span><text:span text:style-name="T5"><text:line-break/></text:span><text:span text:style-name="T6"><text:line-break/><text:line-break/>Prüfer:<text:line-break/></text:span><text:span text:style-name="T7">Christian Ewering</text:span><text:span text:style-name="T6"><text:line-break/><text:line-break/><text:line-break/><text:line-break/>Verfasser:<text:line-break/>Jonas Fuchß<text:line-break/>Mühlenwiese 17<text:line-break/>33824 Werther<text:line-break/><text:line-break/><text:line-break/><text:line-break/>BoS Wirtschaftsinformatik<text:line-break/>Data Science<text:line-break/><text:line-break/><text:line-break/>Eingereicht am:<text:line-break/></text:span><text:span text:style-name="T8">&gt;&gt; Datum &lt;&lt;</text:span></text:p>
      <text:h text:style-name="P2" text:outline-level="1"><text:bookmark-start text:name="__RefHeading___Toc3414_273528640"/>Inhaltsverzeichnis<text:bookmark-end text:name="__RefHeading___Toc3414_273528640"/></text:h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cronym_20_Table_20_Heading"/>
            <text:index-source-style text:style-name="Anhang"/>
            <text:index-source-style text:style-name="Appendix"/>
            <text:index-source-style text:style-name="Bibliography_20_Heading"/>
            <text:index-source-style text:style-name="Contents_20_1"/>
            <text:index-source-style text:style-name="Contents_20_2"/>
            <text:index-source-style text:style-name="Contents_20_3"/>
            <text:index-source-style text:style-name="Contents_20_4"/>
            <text:index-source-style text:style-name="Contents_20_5"/>
            <text:index-source-style text:style-name="Contents_20_10"/>
            <text:index-source-style text:style-name="Contents_20_Heading"/>
            <text:index-source-style text:style-name="Figure_20_Index_20_Heading"/>
            <text:index-source-style text:style-name="Heading"/>
            <text:index-source-style text:style-name="Heading_20_1"/>
            <text:index-source-style text:style-name="Index_20_Heading"/>
            <text:index-source-style text:style-name="Object_20_index_20_heading"/>
            <text:index-source-style text:style-name="Source_20_Index"/>
            <text:index-source-style text:style-name="Table_20_index_20_heading"/>
            <text:index-source-style text:style-name="User_20_Index_20_Heading"/>
          </text:index-source-styles>
          <text:index-source-styles text:outline-level="2">
            <text:index-source-style text:style-name="Appendix_20_Index_20_Heading"/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</text:table-of-content-source>
        <text:index-body>
          <text:p text:style-name="P3"><text:a xlink:type="simple" xlink:href="#__RefHeading___Toc3414_273528640" text:style-name="Index_20_Link" text:visited-style-name="Index_20_Link">Inhaltsverzeichnis<text:tab/>I</text:a></text:p>
          <text:p text:style-name="P3"><text:a xlink:type="simple" xlink:href="#__RefHeading___Toc47610_273528640" text:style-name="Index_20_Link" text:visited-style-name="Index_20_Link">Abbildungsverzeichnis<text:tab/>II</text:a></text:p>
          <text:p text:style-name="P3"><text:a xlink:type="simple" xlink:href="#__RefHeading___Toc47612_273528640" text:style-name="Index_20_Link" text:visited-style-name="Index_20_Link">Tabellenverzeichnis<text:tab/>III</text:a></text:p>
          <text:p text:style-name="P3"><text:a xlink:type="simple" xlink:href="#__RefHeading___Toc47614_273528640" text:style-name="Index_20_Link" text:visited-style-name="Index_20_Link">Abkürzungsverzeichnis<text:tab/>IV</text:a></text:p>
          <text:p text:style-name="P3"><text:a xlink:type="simple" xlink:href="#__RefHeading___Toc26326_2024524413" text:style-name="Index_20_Link" text:visited-style-name="Index_20_Link">1 Einleitung<text:tab/>5</text:a></text:p>
          <text:p text:style-name="P4"><text:a xlink:type="simple" xlink:href="#__RefHeading___Toc26328_2024524413" text:style-name="Index_20_Link" text:visited-style-name="Index_20_Link">1.1 Problemstellung<text:tab/>5</text:a></text:p>
          <text:p text:style-name="P5"><text:a xlink:type="simple" xlink:href="#__RefHeading___Toc26330_2024524413" text:style-name="Index_20_Link" text:visited-style-name="Index_20_Link">1.1.1 Unterpunkt A<text:tab/>5</text:a></text:p>
          <text:p text:style-name="P4"><text:a xlink:type="simple" xlink:href="#__RefHeading___Toc26332_2024524413" text:style-name="Index_20_Link" text:visited-style-name="Index_20_Link">1.2 Zielsetzung<text:tab/>5</text:a></text:p>
          <text:p text:style-name="P5"><text:a xlink:type="simple" xlink:href="#__RefHeading___Toc26334_2024524413" text:style-name="Index_20_Link" text:visited-style-name="Index_20_Link">1.2.1 Unterpunkt B<text:tab/>5</text:a></text:p>
          <text:p text:style-name="P4"><text:a xlink:type="simple" xlink:href="#__RefHeading___Toc26336_2024524413" text:style-name="Index_20_Link" text:visited-style-name="Index_20_Link">1.3 Vorgehensweise<text:tab/>5</text:a></text:p>
          <text:p text:style-name="P3"><text:a xlink:type="simple" xlink:href="#__RefHeading___Toc26338_2024524413" text:style-name="Index_20_Link" text:visited-style-name="Index_20_Link">2 Grundlagen<text:tab/>6</text:a></text:p>
          <text:p text:style-name="P4"><text:a xlink:type="simple" xlink:href="#__RefHeading___Toc26340_2024524413" text:style-name="Index_20_Link" text:visited-style-name="Index_20_Link">2.1 » Unterpunkt Ebene 1 «<text:tab/>6</text:a></text:p>
          <text:p text:style-name="P5"><text:a xlink:type="simple" xlink:href="#__RefHeading___Toc26342_2024524413" text:style-name="Index_20_Link" text:visited-style-name="Index_20_Link">2.1.1 » Unterpunkt Ebene 2 «<text:tab/>6</text:a></text:p>
          <text:p text:style-name="P6"><text:a xlink:type="simple" xlink:href="#__RefHeading___Toc26344_2024524413" text:style-name="Index_20_Link" text:visited-style-name="Index_20_Link">2.1.1.1 » Unterpunkt Ebene 3 «<text:tab/>6</text:a></text:p>
          <text:p text:style-name="P7"><text:a xlink:type="simple" xlink:href="#__RefHeading___Toc26346_2024524413" text:style-name="Index_20_Link" text:visited-style-name="Index_20_Link">2.1.1.1.1 » Unterpunkt Ebene 4 «<text:tab/>6</text:a></text:p>
          <text:p text:style-name="P3"><text:a xlink:type="simple" xlink:href="#__RefHeading___Toc26348_2024524413" text:style-name="Index_20_Link" text:visited-style-name="Index_20_Link">Anhang<text:tab/>7</text:a></text:p>
          <text:p text:style-name="P4"><text:a xlink:type="simple" xlink:href="#__RefHeading___Toc26350_2024524413" text:style-name="Index_20_Link" text:visited-style-name="Index_20_Link">Anhangsverzeichnis<text:tab/>7</text:a></text:p>
          <text:p text:style-name="P3"><text:a xlink:type="simple" xlink:href="#__RefHeading___Toc26352_2024524413" text:style-name="Index_20_Link" text:visited-style-name="Index_20_Link">Quellenverzeichnis<text:tab/>8</text:a></text:p>
        </text:index-body>
      </text:table-of-content>
      <text:p text:style-name="Text_20_body"/>
      <text:h text:style-name="P8" text:outline-level="1"><text:bookmark-start text:name="__RefHeading___Toc47610_273528640"/>Abbildungsverzeichnis<text:bookmark-end text:name="__RefHeading___Toc47610_273528640"/></text:h>
      <text:illustration-index text:style-name="Sect1" text:protected="true" text:name="Table of Figures1">
        <text:illustration-index-source text:caption-sequence-name="Abbildung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  <loext:index-source-style text:style-name="Grafik"/>
        </text:illustration-index-source>
        <text:index-body>
          <text:p text:style-name="Text_20_body"/>
        </text:index-body>
      </text:illustration-index>
      <text:p text:style-name="Text_20_body"/>
      <text:h text:style-name="P9" text:outline-level="1"><text:bookmark-start text:name="__RefHeading___Toc47612_273528640"/>Tabellenverzeichnis<text:bookmark-end text:name="__RefHeading___Toc47612_273528640"/></text:h>
      <text:table-index text:style-name="Sect1" text:protected="true" text:name="Index of Tables1">
        <text:table-index-source text:caption-sequence-name="Tabelle" text:caption-sequence-format="text">
          <text:index-title-template text:style-name="Table_20_index_20_heading"/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p text:style-name="P10"><text:a xlink:type="simple" xlink:href="#Tabelle!0%7Csequence" text:style-name="Index_20_Link" text:visited-style-name="Index_20_Link">Tabelle 1: Grafiken, Tabellen etc werden über das "Insert Caption" Rechtsklickmenü eingefügt. Die richtige Kategorie ist wichtig!!!<text:tab/>5</text:a></text:p>
        </text:index-body>
      </text:table-index>
      <text:p text:style-name="Text_20_body"/>
      <text:h text:style-name="P11" text:outline-level="1"><text:bookmark-start text:name="__RefHeading___Toc47614_273528640"/>Abkürzungsverzeichnis<text:bookmark-end text:name="__RefHeading___Toc47614_273528640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3"/>
      <text:list text:style-name="Outline">
        <text:list-item>
          <text:h text:style-name="P14" text:outline-level="1"><text:bookmark-start text:name="__RefHeading___Toc26326_2024524413"/>Einleitung<text:bookmark-end text:name="__RefHeading___Toc26326_2024524413"/></text:h>
        </text:list-item>
      </text:list>
      <text:p text:style-name="P15">- Gebrauchtwagenanbieter wie Autoscout24 oder Mobile.de kommen für's Scraping nicht in Frage, da man über deren Webseite (ohne Filter) maximal auf 20x20 = 400 Gebrauchtwagen Zugriff hat</text:p>
      <text:p text:style-name="P15">- </text:p>
      <text:list text:continue-numbering="true" text:style-name="Outline">
        <text:list-item>
          <text:h text:style-name="P16" text:outline-level="1"><text:bookmark-start text:name="__RefHeading___Toc26338_2024524413"/>Grundlagen<text:bookmark-end text:name="__RefHeading___Toc26338_2024524413"/></text:h>
          <text:list>
            <text:list-item>
              <text:h text:style-name="P17" text:outline-level="2"><text:bookmark-start text:name="__RefHeading___Toc26340_2024524413"/>» Unterpunkt Ebene 1 «<text:bookmark-end text:name="__RefHeading___Toc26340_2024524413"/></text:h>
              <text:list>
                <text:list-item>
                  <text:h text:style-name="Heading_20_3" text:outline-level="3"><text:bookmark-start text:name="__RefHeading___Toc26342_2024524413"/>» <text:span text:style-name="T9">Unterpunkt Ebene 2 «</text:span><text:bookmark-end text:name="__RefHeading___Toc26342_2024524413"/></text:h>
                  <text:list>
                    <text:list-item>
                      <text:h text:style-name="P18" text:outline-level="4"><text:bookmark-start text:name="__RefHeading___Toc26344_2024524413"/>» Unterpunkt Ebene 3 «<text:bookmark-end text:name="__RefHeading___Toc26344_2024524413"/></text:h>
                      <text:list>
                        <text:list-item>
                          <text:h text:style-name="Heading_20_5" text:outline-level="5"><text:bookmark-start text:name="__RefHeading___Toc26346_2024524413"/>» <text:span text:style-name="T9">Unterpunkt Ebene 4 «</text:span><text:bookmark-end text:name="__RefHeading___Toc26346_202452441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9" text:outline-level="1"><text:bookmark-start text:name="__RefHeading___Toc26348_2024524413"/>Anhang<text:bookmark-end text:name="__RefHeading___Toc26348_2024524413"/></text:h>
      <text:h text:style-name="Appendix_20_Index_20_Heading" text:outline-level="1"><text:bookmark-start text:name="__RefHeading___Toc26350_2024524413"/>Anhangsverzeichnis<text:bookmark-end text:name="__RefHeading___Toc26350_2024524413"/></text:h>
      <text:user-index text:style-name="Sect1" text:protected="true" text:name="User-Defined1">
        <text:user-index-source text:use-index-source-styles="true" text:index-name="User-Defined">
          <text:index-title-template text:style-name="User_20_Index_20_Heading"/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Anhang"/>
          </text:index-source-styles>
        </text:user-index-source>
        <text:index-body>
          <text:p text:style-name="Text_20_body"/>
        </text:index-body>
      </text:user-index>
      <text:p text:style-name="P20"/>
      <text:h text:style-name="P21" text:outline-level="1"><text:bookmark-start text:name="__RefHeading___Toc26352_2024524413"/>Quellenverzeichnis<text:bookmark-end text:name="__RefHeading___Toc26352_2024524413"/></text:h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 style:master-page-name="">
      <style:paragraph-properties fo:margin-top="0.1665in" fo:margin-bottom="0.0835in" style:contextual-spacing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4pt" fo:font-weight="bold" officeooo:rsid="0008a374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0799in" fo:margin-bottom="0in" style:contextual-spacing="false" fo:line-height="150%"/>
      <style:text-properties fo:font-size="11pt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in" fo:margin-bottom="0in" style:contextual-spacing="false" fo:line-height="150%" fo:text-align="center" style:justify-single-word="false"/>
      <style:text-properties fo:font-size="14pt" style:font-size-asian="12.25pt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453in" style:type="center"/>
          <style:tab-stop style:position="5.8909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justify" style:justify-single-word="false" text:number-lines="false" text:line-number="0">
        <style:tab-stops>
          <style:tab-stop style:position="2.9453in" style:type="center"/>
          <style:tab-stop style:position="5.8909in" style:type="right"/>
        </style:tab-stops>
      </style:paragraph-properties>
      <style:text-properties officeooo:rsid="0006ffa7"/>
    </style:style>
    <style:style style:name="Heading_20_1" style:display-name="Heading 1" style:family="paragraph" style:parent-style-name="Heading" style:next-style-name="Text_20_body" style:default-outline-level="1" style:list-style-name="Outline" style:list-level="1" style:class="text">
      <style:paragraph-properties fo:margin-top="0.1665in" fo:margin-bottom="0.0835in" style:contextual-spacing="false"/>
      <style:text-properties fo:font-size="16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list-level="2" style:class="text">
      <style:paragraph-properties fo:margin-top="0.139in" fo:margin-bottom="0.0835in" style:contextual-spacing="false"/>
      <style:text-properties fo:font-size="14pt" fo:font-weight="bold" style:font-size-asian="12.25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list-level="3" style:class="text">
      <style:paragraph-properties fo:margin-top="0.0972in" fo:margin-bottom="0.0835in" style:contextual-spacing="false"/>
      <style:text-properties fo:font-size="12pt" fo:font-style="italic" fo:font-weight="bold" style:font-size-asian="10.5pt" style:font-weight-asian="bold" style:font-size-complex="12pt" style:font-weight-complex="bold"/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4.1217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_20_1" style:next-style-name="Text_20_body" style:default-outline-level="" style:list-style-name="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.1402in" fo:margin-bottom="0in" style:contextual-spacing="false" fo:text-indent="0in" style:auto-text-indent="false" style:page-number="auto">
        <style:tab-stops>
          <style:tab-stop style:position="5.8929in" style:type="right" style:leader-style="dotted" style:leader-text="."/>
        </style:tab-stops>
      </style:paragraph-properties>
      <style:text-properties fo:font-size="13pt" fo:font-weight="bold"/>
    </style:style>
    <style:style style:name="Bibliography_20_Heading" style:display-name="Bibliography Heading" style:family="paragraph" style:parent-style-name="Heading_20_1" style:next-style-name="Text_20_body" style:default-outline-level="" style:list-style-name="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Abbildung" style:family="paragraph" style:parent-style-name="Caption"/>
    <style:style style:name="Grafik" style:family="paragraph" style:parent-style-name="Caption"/>
    <style:style style:name="Zeichnung" style:family="paragraph" style:parent-style-name="Caption"/>
    <style:style style:name="Tabelle" style:family="paragraph" style:parent-style-name="Caption"/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5.8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_20_1" style:next-style-name="Text_20_body" style:default-outline-level="" style:list-style-name="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5.8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_20_1" style:next-style-name="Text_20_body" style:default-outline-level="" style:list-style-name="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cronym_20_Table_20_Heading" style:display-name="Acronym Table Heading" style:family="paragraph" style:parent-style-name="Heading_20_1" style:next-style-name="Text_20_body" style:default-outline-level="" style:list-style-name="" style:class="index"/>
    <style:style style:name="Object_20_index_20_heading" style:display-name="Object index heading" style:family="paragraph" style:parent-style-name="Heading_20_1" style:next-style-name="Text_20_body" style:default-outline-level="" style:list-style-name="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next-style-name="Text_20_body" style:default-outline-level="" style:list-style-name="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9465in" style:type="center"/>
          <style:tab-stop style:position="5.8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9465in" style:type="center"/>
          <style:tab-stop style:position="5.8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style:contextual-spacing="false"/>
      <style:text-properties fo:font-size="12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11pt" fo:font-style="italic" fo:font-weight="normal" style:font-size-asian="12pt" style:font-weight-asian="bold" style:font-size-complex="12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5.8929in" style:type="right" style:leader-style="dotted" style:leader-text="."/>
        </style:tab-stops>
      </style:paragraph-properties>
    </style:style>
    <style:style style:name="Appendix" style:family="paragraph" style:parent-style-name="Heading_20_1" style:next-style-name="Appendix_20_Index_20_Heading" style:default-outline-level="" style:list-style-name="" style:class="chapter" style:master-page-name="">
      <style:paragraph-properties fo:text-align="start" style:justify-single-word="false" style:page-number="auto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Appendix_20_Index_20_Heading" style:display-name="Appendix Index Heading" style:family="paragraph" style:parent-style-name="Appendix" style:next-style-name="Text_20_body">
      <style:text-properties fo:font-size="14pt"/>
    </style:style>
    <style:style style:name="Anhang" style:family="paragraph" style:parent-style-name="Caption"/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Source_20_Index" style:display-name="Source Index" style:family="paragraph" style:parent-style-name="Heading_20_1" style:next-style-name="Text_20_body_20_indent" style:default-outline-level="" style:list-style-name=""/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top="0.0402in" fo:margin-bottom="0in" style:contextual-spacing="false" fo:text-indent="0in" style:auto-text-indent="false">
        <style:tab-stops>
          <style:tab-stop style:position="5.6965in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.3937in" fo:margin-top="0.0402in" fo:margin-bottom="0in" style:contextual-spacing="false" fo:text-indent="0in" style:auto-text-indent="false">
        <style:tab-stops>
          <style:tab-stop style:position="5.4992in" style:type="right" style:leader-style="dotted" style:leader-text="."/>
        </style:tab-stops>
      </style:paragraph-properties>
      <style:text-properties fo:font-style="italic" fo:font-weight="bold"/>
    </style:style>
    <style:style style:name="Contents_20_4" style:display-name="Contents 4" style:family="paragraph" style:parent-style-name="Index" style:class="index">
      <style:paragraph-properties fo:margin-left="0.5902in" fo:margin-top="0.0402in" fo:margin-bottom="0in" style:contextual-spacing="false" fo:text-indent="0in" style:auto-text-indent="false">
        <style:tab-stops>
          <style:tab-stop style:position="5.3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margin-top="0.0402in" fo:margin-bottom="0in" style:contextual-spacing="false" fo:text-indent="0in" style:auto-text-indent="false">
        <style:tab-stops>
          <style:tab-stop style:position="5.1055in" style:type="right" style:leader-style="dotted" style:leader-text="."/>
        </style:tab-stops>
      </style:paragraph-properties>
      <style:text-properties fo:font-size="11pt" fo:font-style="italic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de" fo:country="DE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DE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10115" number:language="de" number:country="DE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10116" number:language="de" number:country="DE" loext:transliteration-spellout="title USD" number:transliteration-language="de" number:transliteration-country="DE">
      <number:number number:decimal-places="2" number:min-decimal-places="2" number:min-integer-digits="1"/>
    </number:number-style>
    <number:number-style style:name="N10117" number:language="de" number:country="DE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10118" number:language="de" number:country="DE" loext:transliteration-spellout="upper USD" number:transliteration-language="de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0e299a"/>
    </style:style>
    <style:style style:name="MP2" style:family="paragraph" style:parent-style-name="Header">
      <style:text-properties officeooo:paragraph-rsid="0013f0c4"/>
    </style:style>
    <style:style style:name="MP3" style:family="paragraph" style:parent-style-name="Header">
      <style:text-properties officeooo:paragraph-rsid="0010b59e"/>
    </style:style>
    <style:page-layout style:name="Mpm1">
      <style:page-layout-properties fo:page-width="8.2701in" fo:page-height="11.6902in" style:num-format="1" style:print-orientation="portrait" fo:margin-top="0.7874in" fo:margin-bottom="0.7874in" fo:margin-left="1.5898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I" style:print-orientation="portrait" fo:margin-top="0.7874in" fo:margin-bottom="0.7874in" fo:margin-left="1.576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1.579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1">Grundlagen</text:chapter><text:tab/><text:tab/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First_20_Page_20_Scientific" style:display-name="First Page Scientific" style:page-layout-name="Mpm2" draw:style-name="Mdp1" style:next-style-name="Index_20_Scientific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Index_20_Scientific" style:display-name="Index Scientific" style:page-layout-name="Mpm9" draw:style-name="Mdp1">
      <style:header>
        <text:p text:style-name="MP2"><text:chapter text:display="name" text:outline-level="1">Abkürzungsverzeichnis</text:chapter><text:tab/><text:tab/><text:page-number text:select-page="current">IV</text:page-number></text:p>
      </style:header>
    </style:master-page>
    <style:master-page style:name="Appendix_20_Scientific" style:display-name="Appendix Scientific" style:page-layout-name="Mpm10" draw:style-name="Mdp1">
      <style:header>
        <text:p text:style-name="MP3"><text:chapter text:display="name" text:outline-level="1">Quellenverzeichnis</text:chapter><text:tab/><text:tab/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5:03:04.869860274</meta:creation-date>
    <meta:editing-duration>PT3M29S</meta:editing-duration>
    <meta:editing-cycles>3</meta:editing-cycles>
    <meta:generator>LibreOffice/24.8.4.2$Linux_X86_64 LibreOffice_project/480$Build-2</meta:generator>
    <dc:title>Wissenschaftl. Arbeit</dc:title>
    <dc:date>2025-05-07T15:16:53.278339662</dc:date>
    <meta:document-statistic meta:table-count="1" meta:image-count="0" meta:object-count="0" meta:page-count="10" meta:paragraph-count="38" meta:word-count="186" meta:character-count="1303" meta:non-whitespace-character-count="1143"/>
    <meta:template xlink:type="simple" xlink:actuate="onRequest" xlink:title="Wissenschaftl. Arbeit" xlink:href="../../../Templates/Wissenschaftl.%20Arbeit.ott" meta:date="2025-05-07T15:03:04.279411177"/>
  </office:meta>
</office:document-meta>
</file>